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5.219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134cm" fo:min-width="0cm" fo:wrap-option="wrap"/>
    </style:style>
    <style:style style:name="gr42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17.5cm" svg:y="40.5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6cm" svg:y="49.22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6cm" svg:height="4.817cm" svg:x="14.5cm" svg:y="68.683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6.5cm" svg:y="50.5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cm" svg:height="3.425cm" svg:x="27cm" svg:y="65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21cm" svg:y="56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cm" svg:height="3.425cm" svg:x="57cm" svg:y="54.809cm">
          <text:p text:style-name="P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4.819cm" svg:x="56.5cm" svg:y="68.68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24.5cm" svg:y="113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1.894cm" svg:y="106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44cm" svg:y="80.5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4cm" svg:y="93.5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19.5cm" svg:y="79.5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6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56.5cm" svg:y="82cm">
          <text:p text:style-name="P1">No <text:span text:style-name="T10">progress</text:span>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1.642cm" svg:y="85.812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20.965cm" svg:y="84.464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3032.0258421781 -8804.6744574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6.5cm" svg:height="5.905cm" svg:x="30.5cm" svg:y="58.095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89.01707429626 -3788.9603792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24.5cm" svg:y="58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2.5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11703.2989003665 1144.86094316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33cm" svg:y="41.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18.119cm" svg:y="48.944cm">
          <text:p text:style-name="P1"><text:span text:style-name="T10">SPARQL 1.0</text:span></text:p>
          <draw:enhanced-geometry svg:viewBox="0 0 21600 21600" draw:text-areas="800 800 20800 20800" draw:type="round-rectangular-callout" draw:modifiers="-6348.98911353033 290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4.5cm" svg:y="53.5cm">
          <text:p text:style-name="P1"><text:span text:style-name="T12">Use selection of language features, data size, heterogeneity, two platforms, etc</text:span></text:p>
          <draw:enhanced-geometry svg:viewBox="0 0 21600 21600" draw:text-areas="800 800 20800 20800" draw:type="round-rectangular-callout" draw:modifiers="9187.94457934581 -8369.04593639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4.5cm">
          <text:p text:style-name="P15"><text:span text:style-name="T11">Big Data that may or may not change frequently</text:span></text:p>
          <draw:enhanced-geometry svg:viewBox="0 0 21600 21600" draw:text-areas="800 800 20800 20800" draw:type="round-rectangular-callout" draw:modifiers="-7260.78649189069 -4593.10344827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46.5cm" svg:y="45.5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64cm" svg:y="50.147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64.5cm" svg:y="58.047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7" draw:layer="layout" svg:width="12cm" svg:height="3.425cm" svg:x="69cm" svg:y="46.627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73.5cm" svg:y="50.5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16820.5269692371 -10085.136741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cm" svg:y="67.681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5.5cm" svg:y="45.842cm">
          <text:p text:style-name="P1"><text:span text:style-name="T11">Non-monotonic responses</text:span></text:p>
          <draw:enhanced-geometry svg:viewBox="0 0 21600 21600" draw:text-areas="800 800 20800 20800" draw:type="round-rectangular-callout" draw:modifiers="9765.82981559653 39243.9262880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31cm" svg:y="45.5cm">
          <text:p text:style-name="P18">Censored data</text:p>
          <draw:enhanced-geometry svg:viewBox="0 0 21600 21600" draw:text-areas="800 800 20800 20800" draw:type="round-rectangular-callout" draw:modifiers="-14268.6328417896 -10959.7760895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draw:layer="layout" svg:width="4.5cm" svg:height="4.11cm" svg:x="55cm" svg:y="58.696cm">
          <text:p text:style-name="P1">Balance digest size <text:s/>and optimization potential</text:p>
          <draw:enhanced-geometry svg:viewBox="0 0 21600 21600" draw:text-areas="800 800 20800 20800" draw:type="round-rectangular-callout" draw:modifiers="-10600.8442568318 6704.3541717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2" draw:text-style-name="P1" draw:layer="layout" draw:type="curve" svg:x1="24.248cm" svg:y1="46.211cm" svg:x2="16.242cm" svg:y2="49.726cm" draw:start-shape="id1" draw:start-glue-point="8" draw:end-shape="id2" draw:end-glue-point="11" svg:d="m24248 46211c0 2223-8006 466-8006 3515">
          <text:p/>
        </draw:connector>
        <draw:connector draw:style-name="gr42" draw:text-style-name="P1" draw:layer="layout" draw:type="curve" svg:x1="18cm" svg:y1="50.938cm" svg:x2="26.5cm" svg:y2="52.768cm" draw:start-shape="id2" draw:start-glue-point="10" draw:end-shape="id3" draw:end-glue-point="6" svg:d="m18000 50938c6450 0 2200 1830 8500 1830">
          <text:p/>
        </draw:connector>
        <draw:connector draw:style-name="gr42" draw:text-style-name="P1" draw:layer="layout" draw:type="curve" svg:x1="16.242cm" svg:y1="52.148cm" svg:x2="27cm" svg:y2="56cm" draw:start-shape="id2" draw:start-glue-point="9" draw:end-shape="id4" svg:d="m16242 52148c0 3340 10758 1415 10758 3852">
          <text:p/>
        </draw:connector>
        <draw:connector draw:style-name="gr42" draw:text-style-name="P1" draw:layer="layout" draw:type="curve" draw:line-skew="3.887cm" svg:x1="16.242cm" svg:y1="52.148cm" svg:x2="28.17cm" svg:y2="66.075cm" draw:start-shape="id2" draw:start-glue-point="9" draw:end-shape="id5" draw:end-glue-point="5" svg:d="m16242 52148c0 16278 11928 9315 11928 13927">
          <text:p/>
        </draw:connector>
        <draw:connector draw:style-name="gr42" draw:text-style-name="P1" draw:layer="layout" draw:type="curve" svg:x1="62.5cm" svg:y1="43.588cm" svg:x2="74.998cm" svg:y2="46.627cm" draw:start-shape="id6" draw:start-glue-point="10" draw:end-shape="id7" draw:end-glue-point="4" svg:d="m62500 43588c8332 0 12498 1013 12498 3039">
          <text:p/>
        </draw:connector>
        <draw:connector draw:style-name="gr42" draw:text-style-name="P1" draw:layer="layout" draw:type="curve" svg:x1="57.499cm" svg:y1="44.501cm" svg:x2="46.743cm" svg:y2="57.504cm" draw:start-shape="id6" draw:start-glue-point="8" draw:end-shape="id8" draw:end-glue-point="5" svg:d="m57499 44501c0 8842-10756 2341-10756 13003">
          <text:p/>
        </draw:connector>
        <draw:connector draw:style-name="gr42" draw:text-style-name="P1" draw:layer="layout" draw:type="curve" svg:x1="61.035cm" svg:y1="44.233cm" svg:x2="61.499cm" svg:y2="54.809cm" draw:start-shape="id6" draw:start-glue-point="9" draw:end-shape="id9" draw:end-glue-point="4" svg:d="m61035 44233c0 8058 464 2770 464 10576">
          <text:p/>
        </draw:connector>
        <draw:connector draw:style-name="gr42" draw:text-style-name="P1" draw:layer="layout" draw:type="curve" svg:x1="49.749cm" svg:y1="64cm" svg:x2="58.328cm" svg:y2="69.385cm" draw:start-shape="id8" draw:start-glue-point="8" draw:end-shape="id10" draw:end-glue-point="5" svg:d="m49749 64000c0 3510 8579 818 8579 5385">
          <text:p/>
        </draw:connector>
        <draw:connector draw:style-name="gr42" draw:text-style-name="P1" draw:layer="layout" draw:type="curve" svg:x1="61.499cm" svg:y1="58.234cm" svg:x2="62.75cm" svg:y2="68.681cm" draw:start-shape="id9" draw:start-glue-point="8" draw:end-shape="id10" svg:d="m61499 58234c0 7834 1251 2611 1251 10447">
          <text:p/>
        </draw:connector>
        <draw:connector draw:style-name="gr42" draw:text-style-name="P1" draw:layer="layout" draw:type="curve" draw:line-skew="6.276cm" svg:x1="70.756cm" svg:y1="49.549cm" svg:x2="67.168cm" svg:y2="69.385cm" draw:start-shape="id7" draw:start-glue-point="7" draw:end-shape="id10" draw:end-glue-point="11" svg:d="m70756 49549c0 24139-3588 14222-3588 19836">
          <text:p/>
        </draw:connector>
        <draw:connector draw:style-name="gr42" draw:text-style-name="P1" draw:layer="layout" draw:type="curve" svg:x1="22.498cm" svg:y1="73.5cm" svg:x2="49.498cm" svg:y2="80.5cm" draw:start-shape="id11" draw:start-glue-point="8" draw:end-shape="id12" draw:end-glue-point="4" svg:d="m22498 73500c0 5250 27000 1750 27000 7000">
          <text:p/>
        </draw:connector>
        <draw:connector draw:style-name="gr42" draw:text-style-name="P1" draw:layer="layout" draw:type="curve" svg:x1="49.498cm" svg:y1="82.531cm" svg:x2="40.747cm" svg:y2="87.042cm" draw:start-shape="id12" draw:start-glue-point="8" draw:end-shape="id13" draw:end-glue-point="4" svg:d="m49498 82531c0 3382-8751 1127-8751 4511">
          <text:p/>
        </draw:connector>
        <draw:connector draw:style-name="gr42" draw:text-style-name="P1" draw:layer="layout" draw:type="curve" svg:x1="40.747cm" svg:y1="90.467cm" svg:x2="38.249cm" svg:y2="93.5cm" draw:start-shape="id13" draw:start-glue-point="8" draw:end-shape="id14" draw:end-glue-point="4" svg:d="m40747 90467c0 2274-2498 758-2498 3033">
          <text:p/>
        </draw:connector>
        <draw:connector draw:style-name="gr42" draw:text-style-name="P1" draw:layer="layout" draw:type="curve" draw:line-skew="0cm 1.293cm" svg:x1="33.998cm" svg:y1="81.509cm" svg:x2="32.44cm" svg:y2="87.542cm" draw:start-shape="id15" draw:start-glue-point="10" draw:end-shape="id13" draw:end-glue-point="5" svg:d="m33998 81509c828 0 690 2520 94 3655s-1652 887-1652 2378">
          <text:p/>
        </draw:connector>
        <draw:connector draw:style-name="gr42" draw:text-style-name="P1" draw:layer="layout" draw:type="curve" svg:x1="38.249cm" svg:y1="96.925cm" svg:x2="41.248cm" svg:y2="101.237cm" draw:start-shape="id14" draw:start-glue-point="8" draw:end-shape="id16" draw:end-glue-point="4" svg:d="m38249 96925c0 3232 2999 1077 2999 4312">
          <text:p/>
        </draw:connector>
        <draw:connector draw:style-name="gr42" draw:text-style-name="P1" draw:layer="layout" draw:type="curve" svg:x1="41.248cm" svg:y1="103.268cm" svg:x2="42.389cm" svg:y2="106cm" draw:start-shape="id16" draw:start-glue-point="8" draw:end-shape="id17" draw:end-glue-point="4" svg:d="m41248 103268c0 2010 1141 644 1141 2732">
          <text:p/>
        </draw:connector>
        <draw:connector draw:style-name="gr42" draw:text-style-name="P1" draw:layer="layout" draw:type="curve" svg:x1="31.248cm" svg:y1="113cm" svg:x2="42.389cm" svg:y2="109.501cm" draw:start-shape="id18" draw:start-glue-point="4" draw:end-shape="id17" draw:end-glue-point="8" svg:d="m31248 113000c0-2587 11141-838 11141-3499">
          <text:p/>
        </draw:connector>
        <draw:connector draw:style-name="gr42" draw:text-style-name="P1" draw:layer="layout" draw:type="curve" svg:x1="11.998cm" svg:y1="52.651cm" svg:x2="24.5cm" svg:y2="114.016cm" draw:start-shape="id2" draw:start-glue-point="8" draw:end-shape="id18" draw:end-glue-point="6" svg:d="m11998 52651c0 40910 4167 61365 12502 61365">
          <text:p/>
        </draw:connector>
        <draw:connector draw:style-name="gr43" draw:text-style-name="P1" draw:layer="layout" draw:type="curve" svg:x1="62.748cm" svg:y1="73.5cm" svg:x2="49.498cm" svg:y2="80.5cm" draw:start-shape="id10" draw:start-glue-point="8" draw:end-shape="id12" draw:end-glue-point="4" svg:d="m62748 73500c0 5250-13250 1750-13250 7000">
          <text:p/>
        </draw:connector>
        <draw:connector draw:style-name="gr42" draw:text-style-name="P1" draw:layer="layout" draw:type="curve" draw:line-skew="2.333cm" svg:x1="11.998cm" svg:y1="52.651cm" svg:x2="22.498cm" svg:y2="68.683cm" draw:start-shape="id2" draw:start-glue-point="8" draw:end-shape="id11" draw:end-glue-point="4" svg:d="m11998 52651c0 15523 10500 7508 10500 16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8:05:16</dc:date>
    <meta:editing-duration>PT47H15M12S</meta:editing-duration>
    <meta:editing-cycles>27</meta:editing-cycles>
    <meta:generator>OpenOffice.org/3.1$Unix OpenOffice.org_project/310m19$Build-9420</meta:generator>
    <dc:creator>Kjetil Kjernsmo</dc:creator>
    <meta:printed-by>Kjetil Kjernsmo</meta:printed-by>
    <meta:print-date>2012-05-18T16:50:55</meta:print-date>
    <meta:document-statistic meta:object-count="70"/>
  </office:meta>
</office:document-meta>
</file>